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929cm" fo:min-width="4.346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655cm" svg:height="1.28cm" svg:x="4.363cm" svg:y="0.609cm">
          <draw:text-box>
            <text:p text:style-name="P1"><text:span text:style-name="T1">Web Based Slicer Detailed View</text:span></text:p>
          </draw:text-box>
        </draw:frame>
        <draw:custom-shape draw:style-name="gr2" draw:text-style-name="P3" draw:layer="layout" svg:width="5.08cm" svg:height="2.413cm" svg:x="8.239cm" svg:y="3.667cm">
          <text:p text:style-name="P3">Model 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</meta:initial-creator>
    <meta:creation-date>2015-09-09T14:58:50.725810832</meta:creation-date>
    <dc:date>2015-09-09T15:00:18.559958049</dc:date>
    <dc:creator>mike </dc:creator>
    <meta:editing-duration>PT1M27S</meta:editing-duration>
    <meta:editing-cycles>1</meta:editing-cycles>
    <meta:document-statistic meta:object-count="2"/>
    <meta:generator>LibreOffice/4.4.3.2$Linux_X86_64 LibreOffice_project/40m0$Build-2</meta:generator>
  </office:meta>
</office:document-meta>
</file>